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dash" draw:stroke-dash="Ultrafine_20_Dashed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cm" svg:height="2.3cm" svg:x="8.5cm" svg:y="6.1cm">
          <text:p text:style-name="P1">JSON RPC </text:p>
          <text:p text:style-name="P1">Javascrip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8cm" svg:height="2.3cm" svg:x="8.5cm" svg:y="9.9cm">
          <text:p text:style-name="P1">JSON RPC </text:p>
          <text:p text:style-name="P1">PH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3.8cm" svg:height="2.3cm" svg:x="8.5cm" svg:y="2.9cm">
          <text:p text:style-name="P1">Function 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4cm" svg:y1="5.2cm" svg:x2="10.4cm" svg:y2="6.1cm" draw:start-shape="id1" draw:start-glue-point="6" draw:end-shape="id2" draw:end-glue-point="4" svg:d="m10400 5200v900" svg:viewBox="0 0 1 901">
          <text:p/>
        </draw:connector>
        <draw:connector draw:style-name="gr4" draw:text-style-name="P1" draw:layer="layout" svg:x1="10.4cm" svg:y1="8.4cm" svg:x2="10.4cm" svg:y2="9.9cm" draw:start-shape="id2" draw:start-glue-point="6" draw:end-shape="id3" draw:end-glue-point="4" svg:d="m10400 8400v1500" svg:viewBox="0 0 1 1501">
          <text:p/>
        </draw:connector>
        <draw:custom-shape draw:style-name="gr2" draw:text-style-name="P1" xml:id="id4" draw:id="id4" draw:layer="layout" svg:width="3.8cm" svg:height="2.3cm" svg:x="8.5cm" svg:y="13.6cm">
          <text:p text:style-name="P1">Data </text:p>
          <text:p text:style-name="P1">Interfa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4cm" svg:y1="12.2cm" svg:x2="10.4cm" svg:y2="13.6cm" draw:start-shape="id3" draw:start-glue-point="6" draw:end-shape="id4" draw:end-glue-point="4" svg:d="m10400 12200v1400" svg:viewBox="0 0 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2T23:22:10.562477000</meta:creation-date>
    <dc:date>2013-10-22T23:25:30.103879000</dc:date>
    <meta:editing-duration>PT33S</meta:editing-duration>
    <meta:editing-cycles>2</meta:editing-cycles>
    <meta:generator>LibreOffice/4.1.0.4$MacOSX_x86 LibreOffice_project/89ea49ddacd9aa532507cbf852f2bb22b1ace28</meta:generator>
    <meta:document-statistic meta:object-count="7"/>
  </office:meta>
</office:document-meta>
</file>